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" style:family="text">
      <style:text-properties fo:font-size="11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1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" style:family="text">
      <style:text-properties fo:font-size="11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9" style:family="text">
      <style:text-properties fo:font-size="11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4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6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18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9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2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4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28" style:family="text">
      <style:text-properties fo:font-size="12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9" style:family="text">
      <style:text-properties fo:font-size="11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30" style:family="text">
      <style:text-properties fo:font-size="12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2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33" style:family="text">
      <style:text-properties fo:font-size="12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35" style:family="text">
      <style:text-properties fo:font-size="12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3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9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40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1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42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3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4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5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46" style:family="text">
      <style:text-properties fo:font-size="14.00pt" fo:font-weight="normal" fo:font-family="'PT Astra Serif'" style:font-family-asian="'PT Astra Serif'" style:font-family-complex="'PT Astra Serif'" fo:background-color="transparent" style:use-window-font-color="true"/>
    </style:style>
    <style:style style:name="T4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48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4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5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2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5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4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5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6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5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0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6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2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6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4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6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68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6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7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7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74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7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77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78" style:family="text">
      <style:text-properties fo:font-size="14.00pt" fo:font-weight="normal" fo:font-family="'PT Astra Serif'" style:font-family-asian="'PT Astra Serif'" style:font-family-complex="'PT Astra Serif'" fo:background-color="transparent" fo:color="#000000"/>
    </style:style>
    <style:style style:name="T7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8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8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86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8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88" style:family="text">
      <style:text-properties fo:font-size="14.00pt" fo:font-weight="normal" fo:font-family="'PT Astra Serif'" style:font-family-asian="'PT Astra Serif'" style:font-family-complex="'PT Astra Serif'" fo:background-color="transparent" fo:color="#000000"/>
    </style:style>
    <style:style style:name="T8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90" style:family="text">
      <style:text-properties fo:font-size="14.00pt" fo:font-weight="normal" fo:font-family="'PT Astra Serif'" style:font-family-asian="'PT Astra Serif'" style:font-family-complex="'PT Astra Serif'" fo:background-color="transparent" fo:color="#000000"/>
    </style:style>
    <style:style style:name="T9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2" style:family="text">
      <style:text-properties fo:font-size="14.00pt" fo:font-weight="normal" fo:font-family="'PT Astra Serif'" style:font-family-asian="'PT Astra Serif'" style:font-family-complex="'PT Astra Serif'" fo:background-color="transparent" fo:color="#000000"/>
    </style:style>
    <style:style style:name="T9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6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9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98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99" style:family="text">
      <style:text-properties fo:font-size="14.00pt" fo:font-weight="normal" fo:font-family="'PT Astra Serif'" style:font-family-asian="'PT Astra Serif'" style:font-family-complex="'PT Astra Serif'" fo:background-color="transparent" fo:color="#000000"/>
    </style:style>
    <style:style style:name="T10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4.00pt" fo:font-weight="normal" fo:font-family="'PT Astra Serif'" style:font-family-asian="'PT Astra Serif'" style:font-family-complex="'PT Astra Serif'" fo:background-color="transparent" style:use-window-font-color="true"/>
    </style:style>
    <style:style style:name="T103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04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05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08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09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10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13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1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1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1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1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2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2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2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2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2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2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26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2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2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3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3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3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3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3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3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4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4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4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4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4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5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56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5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6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6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6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6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65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66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67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68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69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7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7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7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7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7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7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7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77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7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7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80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81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82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83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84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85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86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87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88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89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90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91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92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93" style:family="text">
      <style:text-properties fo:font-size="14.00pt" fo:font-weight="normal" fo:font-family="Calibri" style:font-family-asian="Calibri" style:font-family-complex="Calibri" fo:background-color="transparent" fo:color="#000000"/>
    </style:style>
    <style:style style:name="T194" style:family="text">
      <style:text-properties fo:font-size="14.00pt" fo:font-weight="normal" fo:font-family="''Times New Roman', serif'" style:font-family-asian="''Times New Roman', serif'" style:font-family-complex="''Times New Roman', serif'" fo:background-color="transparent" fo:color="#000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97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198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199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00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201" style:family="text">
      <style:text-properties fo:font-size="14.00pt" fo:font-weight="bold" fo:font-family="''Times New Roman', serif'" style:font-family-asian="''Times New Roman', serif'" style:font-family-complex="''Times New Roman', serif'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0.00pt" fo:text-indent="35.45pt"/>
    </style:style>
    <style:style style:name="P2" style:family="paragraph">
      <style:paragraph-properties fo:line-height="100.00%" fo:text-align="center">
        <style:tab-stops>
          <style:tab-stop style:position="45.55pt" style:type="center"/>
          <style:tab-stop style:position="3289.65pt" style:leader-style="dotted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20.00%" fo:text-align="center"/>
    </style:style>
    <style:style style:name="P5" style:family="paragraph">
      <style:paragraph-properties fo:line-height="120.00%" fo:text-align="center" fo:margin-bottom="2.00pt"/>
    </style:style>
    <style:style style:name="P6" style:family="paragraph">
      <style:paragraph-properties fo:line-height="120.00%" fo:text-align="center" fo:margin-left="0.00pt" fo:text-indent="-9.05pt"/>
    </style:style>
    <style:style style:name="P7" style:family="paragraph">
      <style:paragraph-properties fo:line-height="100.00%" fo:text-align="center">
        <style:tab-stops>
          <style:tab-stop style:position="45.55pt" style:type="center"/>
          <style:tab-stop style:position="3289.65pt" style:leader-style="dotted"/>
        </style:tab-stops>
      </style:paragraph-properties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center" fo:margin-bottom="14.15pt"/>
    </style:style>
    <style:style style:name="P10" style:family="paragraph">
      <style:paragraph-properties fo:line-height="120.00%" fo:text-align="center"/>
    </style:style>
    <style:style style:name="P11" style:family="paragraph">
      <style:paragraph-properties fo:line-height="100.00%" fo:text-align="justify" fo:margin-bottom="14.15pt"/>
    </style:style>
    <style:style style:name="P12" style:family="paragraph">
      <style:paragraph-properties fo:line-height="180.00%" fo:text-align="center"/>
    </style:style>
    <style:style style:name="P13" style:family="paragraph">
      <style:paragraph-properties fo:line-height="100.00%" fo:text-align="justify" fo:margin-bottom="14.15pt"/>
    </style:style>
    <style:style style:name="P14" style:family="paragraph">
      <style:paragraph-properties fo:line-height="180.00%" fo:text-align="center"/>
    </style:style>
    <style:style style:name="P15" style:family="paragraph">
      <style:paragraph-properties fo:line-height="100.00%" fo:text-align="justify" fo:margin-bottom="14.15pt"/>
    </style:style>
    <style:style style:name="P16" style:family="paragraph">
      <style:paragraph-properties fo:line-height="180.00%" fo:text-align="justify"/>
    </style:style>
    <style:style style:name="P17" style:family="paragraph">
      <style:paragraph-properties fo:line-height="100.00%" fo:text-align="justify" fo:margin-bottom="14.15pt"/>
    </style:style>
    <style:style style:name="P18" style:family="paragraph">
      <style:paragraph-properties fo:line-height="180.00%" fo:text-align="justify"/>
    </style:style>
    <style:style style:name="P19" style:family="paragraph">
      <style:paragraph-properties fo:line-height="100.00%" fo:text-align="justify" fo:margin-bottom="14.15pt"/>
    </style:style>
    <style:style style:name="P20" style:family="paragraph">
      <style:paragraph-properties fo:line-height="180.00%" fo:text-align="justify"/>
    </style:style>
    <style:style style:name="P21" style:family="paragraph">
      <style:paragraph-properties fo:line-height="100.00%" fo:text-align="justify" fo:margin-bottom="14.15pt"/>
    </style:style>
    <style:style style:name="P22" style:family="paragraph">
      <style:paragraph-properties fo:line-height="180.00%" fo:text-align="center"/>
    </style:style>
    <style:style style:name="P23" style:family="paragraph">
      <style:paragraph-properties fo:line-height="120.00%" fo:text-align="justify" fo:margin-left="0.00pt" fo:text-indent="35.45pt"/>
    </style:style>
    <style:style style:name="P24" style:family="paragraph">
      <style:paragraph-properties fo:line-height="100.00%" fo:text-align="justify" fo:margin-bottom="14.15pt"/>
    </style:style>
    <style:style style:name="P25" style:family="paragraph">
      <style:paragraph-properties fo:line-height="120.00%" fo:text-align="justify" fo:margin-left="0.00pt" fo:text-indent="35.45pt"/>
    </style:style>
    <style:style style:name="P26" style:family="paragraph">
      <style:paragraph-properties fo:line-height="100.00%" fo:text-align="justify" fo:margin-bottom="14.15pt"/>
    </style:style>
    <style:style style:name="P27" style:family="paragraph">
      <style:paragraph-properties fo:line-height="120.00%" fo:text-align="justify" fo:margin-left="0.00pt" fo:text-indent="35.45pt"/>
    </style:style>
    <style:style style:name="P28" style:family="paragraph">
      <style:paragraph-properties fo:line-height="100.00%" fo:text-align="justify" fo:margin-left="0.00pt" fo:text-indent="35.45pt"/>
    </style:style>
    <style:style style:name="TableColumn0100" style:family="table-column">
      <style:table-column-properties style:column-width="0.632639in"/>
    </style:style>
    <style:style style:name="TableColumn0101" style:family="table-column">
      <style:table-column-properties style:column-width="6.424306in"/>
    </style:style>
    <style:style style:name="Table01" style:family="table">
      <style:table-properties style:width="7.056944in" fo:margin-left="0.000000in" style:writing-mode="lr" table:align="center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20833in solid #000000" fo:vertical-align="center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20833in solid #000000" fo:vertical-align="center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"/></text:p>
          </table:table-cell>
          <table:table-cell table:style-name="TableCell010001">
            <text:p text:style-name="P4"><text:span text:style-name="T2">МИНИСТЕРСТВО</text:span><text:span text:style-name="T3"><text:s/></text:span><text:span text:style-name="T4">ОБРАЗОВАНИЯ</text:span><text:span text:style-name="T5"><text:s/></text:span><text:span text:style-name="T6">И</text:span><text:span text:style-name="T7"><text:s/></text:span><text:span text:style-name="T8">НАУКИ</text:span><text:span text:style-name="T9"><text:s/></text:span><text:span text:style-name="T10">РЕСПУБЛИКИ</text:span><text:span text:style-name="T11"><text:s/></text:span><text:span text:style-name="T12">ТАТАРСТАН</text:span></text:p>
            <text:p text:style-name="P5"><text:span text:style-name="T13">Государственное</text:span><text:span text:style-name="T14"><text:s/></text:span><text:span text:style-name="T15">автономное</text:span><text:span text:style-name="T16"><text:s/></text:span><text:span text:style-name="T17">профессиональное</text:span><text:span text:style-name="T18"><text:s/></text:span><text:span text:style-name="T19">образовательное</text:span><text:span text:style-name="T20"><text:s/></text:span><text:span text:style-name="T21">учреждение</text:span></text:p>
            <text:p text:style-name="P6"><text:span text:style-name="T22">«</text:span><text:span text:style-name="T23">ЗЕЛЕНОДОЛЬСКИЙ</text:span><text:span text:style-name="T24"><text:s/></text:span><text:span text:style-name="T25">МЕХАНИЧЕСКИЙ</text:span><text:span text:style-name="T26"><text:s/></text:span><text:span text:style-name="T27">КОЛЛЕДЖ</text:span><text:span text:style-name="T28">»<text:s/></text:span><text:span text:style-name="T29"><text:line-break/></text:span><text:span text:style-name="T30">(</text:span><text:span text:style-name="T31">ГАПОУ</text:span><text:span text:style-name="T32"><text:s/></text:span><text:span text:style-name="T33">«</text:span><text:span text:style-name="T34">ЗМК</text:span><text:span text:style-name="T35">»)</text:span><text:span text:style-name="T36"/></text:p>
          </table:table-cell>
        </table:table-row>
      </table:table>
      <text:p text:style-name="P8"><text:span text:style-name="T36"/></text:p>
      <text:p text:style-name="P9"><text:span text:style-name="T36"/></text:p>
      <text:p text:style-name="P10"><text:span text:style-name="T37">09.02.07 «</text:span><text:span text:style-name="T38">Информационные</text:span><text:span text:style-name="T39"><text:s/></text:span><text:span text:style-name="T40">системы</text:span><text:span text:style-name="T41"><text:s/></text:span><text:span text:style-name="T42">и</text:span><text:span text:style-name="T43"><text:s/></text:span><text:span text:style-name="T44">программирование</text:span><text:span text:style-name="T45">»</text:span></text:p>
      <text:p text:style-name="P11"><text:span text:style-name="T46"><text:line-break/><text:line-break/><text:line-break/></text:span></text:p>
      <text:p text:style-name="P12"><text:span text:style-name="T47">МДК</text:span><text:span text:style-name="T48"><text:s/>07.01.<text:s/></text:span><text:span text:style-name="T49">УПРАВЛЕНИЕ</text:span><text:span text:style-name="T50"><text:s/></text:span><text:span text:style-name="T51">И</text:span><text:span text:style-name="T52"><text:s/></text:span><text:span text:style-name="T53">АВТОМАТИЗАЦИЯ</text:span><text:span text:style-name="T54"><text:s/></text:span><text:span text:style-name="T55">БАЗ</text:span><text:span text:style-name="T56"><text:s/></text:span><text:span text:style-name="T57">ДАННЫХ</text:span></text:p>
      <text:p text:style-name="P13"><text:span text:style-name="T58"/></text:p>
      <text:p text:style-name="P14"><text:span text:style-name="T59">Отчет</text:span><text:span text:style-name="T60"><text:s/></text:span><text:span text:style-name="T61">о</text:span><text:span text:style-name="T62"><text:s/></text:span><text:span text:style-name="T63">практических</text:span><text:span text:style-name="T64"><text:s/></text:span><text:span text:style-name="T65">работах</text:span></text:p>
      <text:p text:style-name="P15"><text:span text:style-name="T66"/></text:p>
      <text:p text:style-name="P16"><text:span text:style-name="T67">Исполнитель</text:span><text:span text:style-name="T68">:<text:s/></text:span><text:span text:style-name="T69">Бадирдинов</text:span><text:span text:style-name="T70"><text:s/></text:span><text:span text:style-name="T71">Рустам</text:span><text:span text:style-name="T72"><text:s/></text:span><text:span text:style-name="T73">Абдирасулович</text:span></text:p>
      <text:p text:style-name="P16"><text:span text:style-name="T74">Группа</text:span><text:span text:style-name="T75">: 225</text:span></text:p>
      <text:p text:style-name="P16"><text:span text:style-name="T76">Преподаватель</text:span><text:span text:style-name="T77">:</text:span><text:span text:style-name="T78"><text:s/></text:span><text:span text:style-name="T79">Алемасов</text:span><text:span text:style-name="T80"><text:s/></text:span><text:span text:style-name="T81">Евгений</text:span><text:span text:style-name="T82"><text:s/></text:span><text:span text:style-name="T83">Павлович</text:span></text:p>
      <text:p text:style-name="P17"><text:span text:style-name="T84"/></text:p>
      <text:p text:style-name="P18"><text:span text:style-name="T85">Дата</text:span><text:span text:style-name="T86"><text:s/></text:span><text:span text:style-name="T87">сдачи</text:span><text:span text:style-name="T88"><text:s/>317</text:span><text:span text:style-name="T89">.12.2024</text:span><text:span text:style-name="T90"><text:s/></text:span><text:span text:style-name="T91">Оценка</text:span><text:span text:style-name="T92"><text:s/></text:span><text:span text:style-name="T93">____________</text:span></text:p>
      <text:p text:style-name="P19"><text:span text:style-name="T94"/></text:p>
      <text:p text:style-name="P20"><text:span text:style-name="T95">Подпись</text:span><text:span text:style-name="T96"><text:s/></text:span><text:span text:style-name="T97">преподавателя </text:span><text:span text:style-name="T98"><text:s/></text:span><text:span text:style-name="T99"> </text:span><text:span text:style-name="T100">_______________________</text:span></text:p>
      <text:p text:style-name="P21"><text:span text:style-name="T101"/></text:p>
      <text:p text:style-name="P21"><text:span text:style-name="T102"><text:line-break/></text:span></text:p>
      <text:p text:style-name="P22"><text:span text:style-name="T103">ЗЕЛЕНОДОЛЬСК</text:span><text:span text:style-name="T104"><text:s/></text:span><text:span text:style-name="T105">– 2023</text:span></text:p>
      <text:p text:style-name="P23"><text:span text:style-name="T106"/></text:p>
      <text:p text:style-name="P23"><text:span text:style-name="T106"/></text:p>
      <text:p text:style-name="P23"><text:span text:style-name="T106"/></text:p>
      <text:p text:style-name="P23"><text:span text:style-name="T106"/></text:p>
      <text:p text:style-name="P23"><text:span text:style-name="T106"/></text:p>
      <text:p text:style-name="P23"><text:span text:style-name="T107">Работа</text:span><text:span text:style-name="T108"><text:s/>No5.<text:s/></text:span><text:span text:style-name="T109">Представления</text:span><text:span text:style-name="T110"><text:s/>(VIEW)</text:span></text:p>
      <text:p text:style-name="P24"><text:span text:style-name="T111"/></text:p>
      <text:p text:style-name="P25"><text:span text:style-name="T112">Задание</text:span><text:span text:style-name="T113">:</text:span></text:p>
      <text:p text:style-name="P25"><text:span text:style-name="T114">1.<text:s/></text:span><text:span text:style-name="T115">Добавьте</text:span><text:span text:style-name="T116"><text:s/></text:span><text:span text:style-name="T117">несколько</text:span><text:span text:style-name="T118"><text:s/></text:span><text:span text:style-name="T119">новых</text:span><text:span text:style-name="T120"><text:s/></text:span><text:span text:style-name="T121">записей</text:span><text:span text:style-name="T122"><text:s/></text:span><text:span text:style-name="T123">во</text:span><text:span text:style-name="T124"><text:s/></text:span><text:span text:style-name="T125">все</text:span><text:span text:style-name="T126"><text:s/></text:span><text:span text:style-name="T127">таблицы</text:span><text:span text:style-name="T128">.</text:span></text:p>
      <text:p text:style-name="P25"><text:span text:style-name="T129">2.<text:s/></text:span><text:span text:style-name="T130">Создайте</text:span><text:span text:style-name="T131"><text:s/></text:span><text:span text:style-name="T132">представление</text:span><text:span text:style-name="T133">,<text:s/></text:span><text:span text:style-name="T134">чтобы</text:span><text:span text:style-name="T135"><text:s/></text:span><text:span text:style-name="T136">автоматически</text:span><text:span text:style-name="T137"><text:s/></text:span><text:span text:style-name="T138">получать</text:span><text:span text:style-name="T139"><text:s/></text:span><text:span text:style-name="T140">названия</text:span></text:p>
      <text:p text:style-name="P25"><text:span text:style-name="T140">фильмов</text:span><text:span text:style-name="T141">,<text:s/></text:span><text:span text:style-name="T142">показ</text:span><text:span text:style-name="T143"><text:s/></text:span><text:span text:style-name="T144">которых</text:span><text:span text:style-name="T145"><text:s/></text:span><text:span text:style-name="T146">начинается</text:span><text:span text:style-name="T147"><text:s/></text:span><text:span text:style-name="T148">после</text:span><text:span text:style-name="T149"><text:s/>11<text:s/></text:span><text:span text:style-name="T150">часов</text:span><text:span text:style-name="T151"><text:s/>01.01.2024.</text:span></text:p>
      <text:p text:style-name="P25"><text:span text:style-name="T152">3.<text:s/></text:span><text:span text:style-name="T153">Создайте</text:span><text:span text:style-name="T154"><text:s/></text:span><text:span text:style-name="T155">представление</text:span><text:span text:style-name="T156"><text:s/></text:span><text:span text:style-name="T157">для</text:span><text:span text:style-name="T158"><text:s/></text:span><text:span text:style-name="T159">получения</text:span><text:span text:style-name="T160"><text:s/></text:span><text:span text:style-name="T161">расписания</text:span><text:span text:style-name="T162"><text:s/></text:span><text:span text:style-name="T163">проката</text:span><text:span text:style-name="T164"><text:s/></text:span><text:span text:style-name="T165">в</text:span><text:span text:style-name="T166"><text:s/></text:span><text:span text:style-name="T167">конкретном</text:span></text:p>
      <text:p text:style-name="P25"><text:span text:style-name="T167">зале</text:span><text:span text:style-name="T168"><text:s/></text:span><text:span text:style-name="T169">кинотеатра</text:span><text:span text:style-name="T170">.</text:span></text:p>
      <text:p text:style-name="P25"><text:span text:style-name="T171">4.<text:s/></text:span><text:span text:style-name="T172">Создайте</text:span><text:span text:style-name="T173"><text:s/></text:span><text:span text:style-name="T174">представление</text:span><text:span text:style-name="T175"><text:s/></text:span><text:span text:style-name="T176">для</text:span><text:span text:style-name="T177"><text:s/></text:span><text:span text:style-name="T178">получения</text:span><text:span text:style-name="T179"><text:s/></text:span><text:span text:style-name="T180">расписания</text:span><text:span text:style-name="T181"><text:s/></text:span><text:span text:style-name="T182">проката</text:span><text:span text:style-name="T183"><text:s/></text:span><text:span text:style-name="T184">конкретного</text:span></text:p>
      <text:p text:style-name="P25"><text:span text:style-name="T184">фильма</text:span></text:p>
      <text:p text:style-name="P25"><text:span text:style-name="T185">5.<text:s/></text:span><text:span text:style-name="T186">Сгенерируйте</text:span><text:span text:style-name="T187"><text:s/></text:span><text:span text:style-name="T188">скрипт</text:span><text:span text:style-name="T189">.</text:span></text:p>
      <text:p text:style-name="P25"><text:span text:style-name="T190">6.<text:s/></text:span><text:span text:style-name="T191">Оформите</text:span><text:span text:style-name="T192"><text:s/></text:span><text:span text:style-name="T193">отчет</text:span><text:span text:style-name="T194">.</text:span></text:p>
      <text:p text:style-name="P26"><text:span text:style-name="T195"/></text:p>
      <text:p text:style-name="P27"><text:span text:style-name="T196">Результаты</text:span><text:span text:style-name="T197"><text:s/></text:span><text:span text:style-name="T198">выполнения</text:span><text:span text:style-name="T199"><text:s/></text:span><text:span text:style-name="T200">работы</text:span><text:span text:style-name="T201">:</text:span></text:p>
      <text:p text:style-name="P28"><text:span text:style-name="T202"/></text:p>
      <text:p text:style-name="P28"><text:span text:style-name="T202"/></text:p>
      <text:p text:style-name="P28"><text:span text:style-name="T202"/></text:p>
      <text:p text:style-name="P28"><text:span text:style-name="T202"/></text:p>
      <text:p text:style-name="P28"><text:span text:style-name="T202"/></text:p>
      <text:p text:style-name="P28"><text:span text:style-name="T202"/></text:p>
      <text:p text:style-name="P28"><text:span text:style-name="T202"/></text:p>
      <text:p text:style-name="P28"><text:span text:style-name="T202"/></text:p>
      <text:p text:style-name="P28"><draw:frame text:anchor-type="as-char" svg:width="179.92mm" svg:height="101.34mm" style:rel-width="scale" style:rel-height="scale"><draw:object-ole xlink:href="OleObj1"/><draw:image xlink:href="ObjectReplacements/OleObj1"/></draw:frame><text:span text:style-name="T202"/></text:p>
      <text:p text:style-name="P28"><text:span text:style-name="T202"/></text:p>
      <text:p text:style-name="P28"><text:span text:style-name="T202"/></text:p>
      <text:p text:style-name="P28"><draw:frame text:anchor-type="as-char" svg:width="92.60mm" svg:height="72.23mm" style:rel-width="scale" style:rel-height="scale"><draw:object-ole xlink:href="OleObj2"/><draw:image xlink:href="ObjectReplacements/OleObj2"/></draw:frame><text:span text:style-name="T202"/></text:p>
      <text:p text:style-name="P28"><draw:frame text:anchor-type="as-char" svg:width="114.04mm" svg:height="81.23mm" style:rel-width="scale" style:rel-height="scale"><draw:object-ole xlink:href="OleObj3"/><draw:image xlink:href="ObjectReplacements/OleObj3"/></draw:frame><text:span text:style-name="T202"/></text:p>
      <text:p text:style-name="P28"><draw:frame text:anchor-type="as-char" svg:width="146.58mm" svg:height="62.18mm" style:rel-width="scale" style:rel-height="scale"><draw:object-ole xlink:href="OleObj4"/><draw:image xlink:href="ObjectReplacements/OleObj4"/></draw:frame><text:span text:style-name="T202"/></text:p>
      <text:p text:style-name="P28"><draw:frame text:anchor-type="as-char" svg:width="141.55mm" svg:height="71.44mm" style:rel-width="scale" style:rel-height="scale"><draw:object-ole xlink:href="OleObj5"/><draw:image xlink:href="ObjectReplacements/OleObj5"/></draw:frame><text:span text:style-name="T202"/></text:p>
      <text:p text:style-name="P28"><draw:frame text:anchor-type="as-char" svg:width="146.58mm" svg:height="103.98mm" style:rel-width="scale" style:rel-height="scale"><draw:object-ole xlink:href="OleObj6"/><draw:image xlink:href="ObjectReplacements/OleObj6"/></draw:frame><text:span text:style-name="T202"/></text:p>
      <text:p text:style-name="P28"><draw:frame text:anchor-type="as-char" svg:width="139.70mm" svg:height="77.79mm" style:rel-width="scale" style:rel-height="scale"><draw:object-ole xlink:href="OleObj7"/><draw:image xlink:href="ObjectReplacements/OleObj7"/></draw:frame><text:span text:style-name="T202"/></text:p>
      <text:p text:style-name="P28"><text:span text:style-name="T202"/></text:p>
      <text:p text:style-name="P28"><text:span text:style-name="T202"/></text:p>
      <text:p text:style-name="P28"><text:span text:style-name="T20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